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style:writing-mode="page"/>
    </style:style>
    <style:style style:name="P1" style:family="paragraph" style:parent-style-name="Standard">
      <style:text-properties fo:font-style="italic" officeooo:rsid="000adc70" officeooo:paragraph-rsid="000adc70" style:font-style-asian="italic" style:font-style-complex="italic"/>
    </style:style>
    <style:style style:name="P2" style:family="paragraph" style:parent-style-name="Standard">
      <style:paragraph-properties fo:text-align="center" style:justify-single-word="false"/>
      <style:text-properties officeooo:paragraph-rsid="000b54e0"/>
    </style:style>
    <style:style style:name="P3" style:family="paragraph" style:parent-style-name="Table_20_Contents">
      <style:text-properties officeooo:rsid="000b26e3" officeooo:paragraph-rsid="000b26e3"/>
    </style:style>
    <style:style style:name="P4" style:family="paragraph" style:parent-style-name="Table_20_Contents">
      <style:paragraph-properties fo:text-align="end" style:justify-single-word="false"/>
      <style:text-properties officeooo:rsid="000b26e3" officeooo:paragraph-rsid="000b26e3"/>
    </style:style>
    <style:style style:name="T1" style:family="text">
      <style:text-properties officeooo:rsid="00049b5a"/>
    </style:style>
    <style:style style:name="T2" style:family="text">
      <style:text-properties fo:font-style="italic" officeooo:rsid="00049b5a" style:font-style-asian="italic" style:font-style-complex="italic"/>
    </style:style>
    <style:style style:name="T3" style:family="text">
      <style:text-properties fo:font-style="italic" officeooo:rsid="00054334" style:font-style-asian="italic" style:font-style-complex="italic"/>
    </style:style>
    <style:style style:name="T4" style:family="text">
      <style:text-properties fo:font-style="italic" officeooo:rsid="0007d4d3" style:font-style-asian="italic" style:font-style-complex="italic"/>
    </style:style>
    <style:style style:name="T5" style:family="text">
      <style:text-properties fo:font-style="italic" officeooo:rsid="0009871f" style:font-style-asian="italic" style:font-style-complex="italic"/>
    </style:style>
    <style:style style:name="T6" style:family="text">
      <style:text-properties fo:font-style="italic" officeooo:rsid="000b54e0" style:font-style-asian="italic" style:font-style-complex="italic"/>
    </style:style>
    <style:style style:name="T7" style:family="text">
      <style:text-properties fo:font-style="italic" officeooo:rsid="000de364" style:font-style-asian="italic" style:font-style-complex="italic"/>
    </style:style>
    <style:style style:name="T8" style:family="text">
      <style:text-properties fo:font-style="italic" officeooo:rsid="000eb149" style:font-style-asian="italic" style:font-style-complex="italic"/>
    </style:style>
    <style:style style:name="T9" style:family="text">
      <style:text-properties fo:font-style="italic" officeooo:rsid="0012c73f" style:font-style-asian="italic" style:font-style-complex="italic"/>
    </style:style>
    <style:style style:name="T10" style:family="text">
      <style:text-properties fo:font-style="italic" officeooo:rsid="001433aa" style:font-style-asian="italic" style:font-style-complex="italic"/>
    </style:style>
    <style:style style:name="T11" style:family="text">
      <style:text-properties fo:font-style="italic" officeooo:rsid="0015de0e" style:font-style-asian="italic" style:font-style-complex="italic"/>
    </style:style>
    <style:style style:name="T12" style:family="text">
      <style:text-properties officeooo:rsid="000b54e0"/>
    </style:style>
    <style:style style:name="T13" style:family="text">
      <style:text-properties officeooo:rsid="0016d606"/>
    </style:style>
    <style:style style:name="T14" style:family="text">
      <style:text-properties officeooo:rsid="00180d0c"/>
    </style:style>
    <style:style style:name="T15" style:family="text">
      <style:text-properties officeooo:rsid="0019e965"/>
    </style:style>
    <style:style style:name="T16" style:family="text">
      <style:text-properties officeooo:rsid="001b8372"/>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table-cell table:style-name="Table1.A1" office:value-type="string">
            <text:p text:style-name="P3">Daniel Berry</text:p>
            <text:p text:style-name="P3">HCC 6600</text:p>
          </table:table-cell>
          <table:table-cell table:style-name="Table1.A1" office:value-type="string">
            <text:p text:style-name="P4">March 23, 2025</text:p>
          </table:table-cell>
        </table:table-row>
      </table:table>
      <text:p text:style-name="P2"><text:span text:style-name="T12">Report 6<text:line-break/></text:span></text:p>
      <text:p text:style-name="Standard"><text:span text:style-name="T1">1. </text:span>How does automatic decision-making improve your project's efficiency?<text:line-break/><text:span text:style-name="T2">The project has automated policies in place to analyze user prompts and adjust the response if particular flags are </text:span><text:span text:style-name="T6">thrown</text:span><text:span text:style-name="T2">. The grammar check for instance monitors for English prompts and blocks the </text:span><text:span text:style-name="T6">LLM</text:span><text:span text:style-name="T2"> from continuing on to produce a response.</text:span></text:p>
      <text:p text:style-name="Standard"/>
      <text:p text:style-name="Standard"><text:span text:style-name="T1">2. </text:span>How will you address data biases in your project?<text:line-break/><text:span text:style-name="T2">I will have to carefully curate and remove any training data that is aggregated from users.</text:span></text:p>
      <text:p text:style-name="Standard"/>
      <text:p text:style-name="Standard"><text:span text:style-name="T1">3. </text:span>What steps will you take to ensure transparency in your project's decisions?<text:line-break/><text:span text:style-name="T2">Anybody can find</text:span><text:span text:style-name="T1"> </text:span><text:span text:style-name="T2">full access to the source code of the project, tooling and back-end documentation.<text:line-break/>Any automated decision from the grammar check is displayed to users on the front-end.<text:line-break/></text:span><text:span text:style-name="T7">An explanation of the system is available through the help module.</text:span></text:p>
      <text:p text:style-name="Standard"/>
      <text:p text:style-name="Standard"><text:span text:style-name="T1">4. </text:span>Which probabilistic method will you use for decision-making in your project?<text:line-break/><text:span text:style-name="T2">If a prompt is more than 80% English, it will block a response and force the user to work in Italian.</text:span></text:p>
      <text:p text:style-name="Standard"/>
      <text:p text:style-name="Standard"><text:span text:style-name="T1">5. </text:span>How will heuristics simplify decision-making in your project?<text:line-break/><text:span text:style-name="T3">When weighting certain </text:span><text:span text:style-name="T8">interactions</text:span><text:span text:style-name="T3"> to use for training data, I can use different heuristics like app usage and grammar ratings to determine how good the data is to use.</text:span></text:p>
      <text:p text:style-name="Standard"/>
      <text:p text:style-name="Standard"><text:span text:style-name="T1">6. </text:span>How will Bayesian updating enhance your project's model accuracy?<text:line-break/><text:span text:style-name="T9">Over time, users will add in more interactions and more data. Over time we can build a more complete model and get a better rating of how a user could possibly be malicious. Over time, </text:span><text:span text:style-name="T10">a good guess can be made of whether or not a user account is malicious.</text:span></text:p>
      <text:p text:style-name="Standard"/>
      <text:p text:style-name="Standard"><text:span text:style-name="T1">7. </text:span>What role will Markov models play in your project's decision processes?<text:line-break/><text:span text:style-name="T3">If users are continually showing different attributes of possible malicious intent, they can be automatically throttled </text:span><text:span text:style-name="T9">and then banned for a short time from the site</text:span><text:span text:style-name="T3">. </text:span><text:span text:style-name="T9">If continued malicious activity continues they can be permanently banned from the site.</text:span></text:p>
      <text:p text:style-name="Standard"/>
      <text:p text:style-name="Standard"><text:span text:style-name="T1">8. </text:span>How will Monte Carlo methods be applied in your project?<text:line-break/><text:span text:style-name="T4">I can fuzz and randomly operate the chat bot api to determine how it may react the majority of time </text:span><text:span text:style-name="T11">and during outliers.</text:span></text:p>
      <text:p text:style-name="Standard"/>
      <text:p text:style-name="Standard"><text:span text:style-name="T1">9. </text:span>How will multiagent systems enhance decision-making in your project?<text:line-break/><text:span text:style-name="T5">There are three LLM systems in the project that interact independently and in line with one another. The Rasa system sends it’s responses through ChatGPT to verify grammar and check for offensive content. User prompts are similarly graded for grammar through another ChatGPT connection.</text:span></text:p>
      <text:p text:style-name="Standard"/>
      <text:p text:style-name="Standard"><text:span text:style-name="T1">10. </text:span>What actions will you take to prevent over-optimization in your project?</text:p>
      <text:p text:style-name="P1">Training will setup the chat-bot to tend towards chit chat and avoid letting the user resolve interactions as quickly as possible. <text:span text:style-name="T13">Longer interactions </text:span><text:span text:style-name="T14">more heavily weighted </text:span><text:span text:style-name="T13">for later training too. </text:span><text:span text:style-name="T16">This way the project does not attempt to steer to the quickest possible interaction.</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16:32:05.830439290</meta:creation-date>
    <dc:date>2025-03-20T16:55:31.306879531</dc:date>
    <meta:editing-duration>PT23M14S</meta:editing-duration>
    <meta:editing-cycles>20</meta:editing-cycles>
    <meta:generator>LibreOffice/24.2.7.2$Linux_X86_64 LibreOffice_project/420$Build-2</meta:generator>
    <meta:document-statistic meta:table-count="1" meta:image-count="0" meta:object-count="0" meta:page-count="1" meta:paragraph-count="15" meta:word-count="464" meta:character-count="2801" meta:non-whitespace-character-count="2351"/>
  </office:meta>
</office:document-meta>
</file>